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229.91mm" svg:y="73.84mm">
            <loext:p draw:notify-on-update-of-ranges="Sheet1.A2:Sheet1.A9 Sheet1.A2:Sheet1.A9 Sheet1.H1:Sheet1.H1 Sheet1.H2:Sheet1.H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_ci1</text:p>
          </table:table-cell>
          <table:table-cell office:value-type="string" calcext:value-type="string">
            <text:p>p_ci2</text:p>
          </table:table-cell>
          <table:table-cell office:value-type="string" calcext:value-type="string">
            <text:p>p_c(имп/мин)</text:p>
          </table:table-cell>
          <table:table-cell office:value-type="string" calcext:value-type="string">
            <text:p>p_c(сек)</text:p>
          </table:table-cell>
          <table:table-cell/>
          <table:table-cell office:value-type="string" calcext:value-type="string">
            <text:p>мкзв</text:p>
          </table:table-cell>
          <table:table-cell office:value-type="string" calcext:value-type="string">
            <text:p>р_ист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(1/2)*SUM([.B2:.C2])" office:value-type="float" office:value="30.5" calcext:value-type="float">
            <text:p>30,5</text:p>
          </table:table-cell>
          <table:table-cell table:formula="of:=[.D2]/60" office:value-type="float" office:value="0.508333333333333" calcext:value-type="float">
            <text:p>0,508333333333333</text:p>
          </table:table-cell>
          <table:table-cell table:formula="of:=[.$A$14]*([.E2]^[.$B$14])" office:value-type="float" office:value="4.35999049042611" calcext:value-type="float">
            <text:p>4,35999049042611</text:p>
          </table:table-cell>
          <table:table-cell table:formula="of:=[.F2]*10^-2" office:value-type="float" office:value="0.0435999049042611" calcext:value-type="float">
            <text:p>0,043599904904261</text:p>
          </table:table-cell>
          <table:table-cell table:formula="of:=[.G2]-[.$F$17]" office:value-type="float" office:value="0.0139613053379546" calcext:value-type="float">
            <text:p>0,013961305337955</text:p>
          </table:table-cell>
          <table:table-cell table:formula="of:=[.H2]*[.$A$20]" office:value-type="float" office:value="0.00442108002368562" calcext:value-type="float">
            <text:p>0,004421080023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(1/2)*SUM([.B3:.C3])" office:value-type="float" office:value="38" calcext:value-type="float">
            <text:p>38</text:p>
          </table:table-cell>
          <table:table-cell table:formula="of:=[.D3]/60" office:value-type="float" office:value="0.633333333333333" calcext:value-type="float">
            <text:p>0,633333333333333</text:p>
          </table:table-cell>
          <table:table-cell table:formula="of:=[.$A$14]*([.E3]^[.$B$14])" office:value-type="float" office:value="5.65326835200681" calcext:value-type="float">
            <text:p>5,65326835200681</text:p>
          </table:table-cell>
          <table:table-cell table:formula="of:=[.F3]*10^-2" office:value-type="float" office:value="0.0565326835200681" calcext:value-type="float">
            <text:p>0,056532683520068</text:p>
          </table:table-cell>
          <table:table-cell table:formula="of:=[.G3]-[.$F$17]" office:value-type="float" office:value="0.0268940839537616" calcext:value-type="float">
            <text:p>0,026894083953762</text:p>
          </table:table-cell>
          <table:table-cell table:formula="of:=[.H3]*[.$A$20]" office:value-type="float" office:value="0.00851645991869116" calcext:value-type="float">
            <text:p>0,008516459918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(1/2)*SUM([.B4:.C4])" office:value-type="float" office:value="25.5" calcext:value-type="float">
            <text:p>25,5</text:p>
          </table:table-cell>
          <table:table-cell table:formula="of:=[.D4]/60" office:value-type="float" office:value="0.425" calcext:value-type="float">
            <text:p>0,425</text:p>
          </table:table-cell>
          <table:table-cell table:formula="of:=[.$A$14]*([.E4]^[.$B$14])" office:value-type="float" office:value="3.52868186127557" calcext:value-type="float">
            <text:p>3,52868186127557</text:p>
          </table:table-cell>
          <table:table-cell table:formula="of:=[.F4]*10^-2" office:value-type="float" office:value="0.0352868186127557" calcext:value-type="float">
            <text:p>0,035286818612756</text:p>
          </table:table-cell>
          <table:table-cell table:formula="of:=[.G4]-[.$F$17]" office:value-type="float" office:value="0.00564821904644919" calcext:value-type="float">
            <text:p>0,005648219046449</text:p>
          </table:table-cell>
          <table:table-cell table:formula="of:=[.H4]*[.$A$20]" office:value-type="float" office:value="0.00178860269804224" calcext:value-type="float">
            <text:p>0,001788602698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(1/2)*SUM([.B5:.C5])" office:value-type="float" office:value="31" calcext:value-type="float">
            <text:p>31</text:p>
          </table:table-cell>
          <table:table-cell table:formula="of:=[.D5]/60" office:value-type="float" office:value="0.516666666666667" calcext:value-type="float">
            <text:p>0,516666666666667</text:p>
          </table:table-cell>
          <table:table-cell table:formula="of:=[.$A$14]*([.E5]^[.$B$14])" office:value-type="float" office:value="4.44456357891192" calcext:value-type="float">
            <text:p>4,44456357891192</text:p>
          </table:table-cell>
          <table:table-cell table:formula="of:=[.F5]*10^-2" office:value-type="float" office:value="0.0444456357891192" calcext:value-type="float">
            <text:p>0,044445635789119</text:p>
          </table:table-cell>
          <table:table-cell table:formula="of:=[.G5]-[.$F$17]" office:value-type="float" office:value="0.0148070362228127" calcext:value-type="float">
            <text:p>0,014807036222813</text:p>
          </table:table-cell>
          <table:table-cell table:formula="of:=[.H5]*[.$A$20]" office:value-type="float" office:value="0.00468889480389068" calcext:value-type="float">
            <text:p>0,004688894803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(1/2)*SUM([.B6:.C6])" office:value-type="float" office:value="25.5" calcext:value-type="float">
            <text:p>25,5</text:p>
          </table:table-cell>
          <table:table-cell table:formula="of:=[.D6]/60" office:value-type="float" office:value="0.425" calcext:value-type="float">
            <text:p>0,425</text:p>
          </table:table-cell>
          <table:table-cell table:formula="of:=[.$A$14]*([.E6]^[.$B$14])" office:value-type="float" office:value="3.52868186127557" calcext:value-type="float">
            <text:p>3,52868186127557</text:p>
          </table:table-cell>
          <table:table-cell table:formula="of:=[.F6]*10^-2" office:value-type="float" office:value="0.0352868186127557" calcext:value-type="float">
            <text:p>0,035286818612756</text:p>
          </table:table-cell>
          <table:table-cell table:formula="of:=[.G6]-[.$F$17]" office:value-type="float" office:value="0.00564821904644919" calcext:value-type="float">
            <text:p>0,005648219046449</text:p>
          </table:table-cell>
          <table:table-cell table:formula="of:=[.H6]*[.$A$20]" office:value-type="float" office:value="0.00178860269804224" calcext:value-type="float">
            <text:p>0,001788602698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(1/2)*SUM([.B7:.C7])" office:value-type="float" office:value="26" calcext:value-type="float">
            <text:p>26</text:p>
          </table:table-cell>
          <table:table-cell table:formula="of:=[.D7]/60" office:value-type="float" office:value="0.433333333333333" calcext:value-type="float">
            <text:p>0,433333333333333</text:p>
          </table:table-cell>
          <table:table-cell table:formula="of:=[.$A$14]*([.E7]^[.$B$14])" office:value-type="float" office:value="3.61057434940087" calcext:value-type="float">
            <text:p>3,61057434940087</text:p>
          </table:table-cell>
          <table:table-cell table:formula="of:=[.F7]*10^-2" office:value-type="float" office:value="0.0361057434940087" calcext:value-type="float">
            <text:p>0,036105743494009</text:p>
          </table:table-cell>
          <table:table-cell table:formula="of:=[.G7]-[.$F$17]" office:value-type="float" office:value="0.00646714392770218" calcext:value-type="float">
            <text:p>0,006467143927702</text:p>
          </table:table-cell>
          <table:table-cell table:formula="of:=[.H7]*[.$A$20]" office:value-type="float" office:value="0.00204792891043902" calcext:value-type="float">
            <text:p>0,0020479289104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(1/2)*SUM([.B8:.C8])" office:value-type="float" office:value="31" calcext:value-type="float">
            <text:p>31</text:p>
          </table:table-cell>
          <table:table-cell table:formula="of:=[.D8]/60" office:value-type="float" office:value="0.516666666666667" calcext:value-type="float">
            <text:p>0,516666666666667</text:p>
          </table:table-cell>
          <table:table-cell table:formula="of:=[.$A$14]*([.E8]^[.$B$14])" office:value-type="float" office:value="4.44456357891192" calcext:value-type="float">
            <text:p>4,44456357891192</text:p>
          </table:table-cell>
          <table:table-cell table:formula="of:=[.F8]*10^-2" office:value-type="float" office:value="0.0444456357891192" calcext:value-type="float">
            <text:p>0,044445635789119</text:p>
          </table:table-cell>
          <table:table-cell table:formula="of:=[.G8]-[.$F$17]" office:value-type="float" office:value="0.0148070362228127" calcext:value-type="float">
            <text:p>0,014807036222813</text:p>
          </table:table-cell>
          <table:table-cell table:formula="of:=[.H8]*[.$A$20]" office:value-type="float" office:value="0.00468889480389068" calcext:value-type="float">
            <text:p>0,0046888948038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(1/2)*SUM([.B9:.C9])" office:value-type="float" office:value="22.5" calcext:value-type="float">
            <text:p>22,5</text:p>
          </table:table-cell>
          <table:table-cell table:formula="of:=[.D9]/60" office:value-type="float" office:value="0.375" calcext:value-type="float">
            <text:p>0,375</text:p>
          </table:table-cell>
          <table:table-cell table:formula="of:=[.$A$14]*([.E9]^[.$B$14])" office:value-type="float" office:value="3.04360947196051" calcext:value-type="float">
            <text:p>3,04360947196051</text:p>
          </table:table-cell>
          <table:table-cell table:formula="of:=[.F9]*10^-2" office:value-type="float" office:value="0.0304360947196051" calcext:value-type="float">
            <text:p>0,030436094719605</text:p>
          </table:table-cell>
          <table:table-cell table:formula="of:=[.G9]-[.$F$17]" office:value-type="float" office:value="0.000797495153298598" calcext:value-type="float">
            <text:p>0,000797495153299</text:p>
          </table:table-cell>
          <table:table-cell table:formula="of:=[.H9]*[.$A$20]" office:value-type="float" office:value="0.000252540131877889" calcext:value-type="float">
            <text:p>0,00025254013187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table:number-columns-repeated="7"/>
        </table:table-row>
        <table:table-row table:style-name="ro1">
          <table:table-cell office:value-type="float" office:value="9.69775" calcext:value-type="float">
            <text:p>9,69775</text:p>
          </table:table-cell>
          <table:table-cell office:value-type="float" office:value="1.1815" calcext:value-type="float">
            <text:p>1,181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/2*SUM([.A17:.B17])" office:value-type="float" office:value="22" calcext:value-type="float">
            <text:p>22</text:p>
          </table:table-cell>
          <table:table-cell table:formula="of:=[.C17]/60" office:value-type="float" office:value="0.366666666666667" calcext:value-type="float">
            <text:p>0,366666666666667</text:p>
          </table:table-cell>
          <table:table-cell table:formula="of:=[.$A$14]*([.D17]^[.$B$14])" office:value-type="float" office:value="2.96385995663065" calcext:value-type="float">
            <text:p>2,96385995663065</text:p>
          </table:table-cell>
          <table:table-cell table:formula="of:=[.E17]*10^-2" office:value-type="float" office:value="0.0296385995663065" calcext:value-type="float">
            <text:p>0,029638599566307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formula="of:=0.316*60" office:value-type="float" office:value="18.96" calcext:value-type="float">
            <text:p>18,96</text:p>
          </table:table-cell>
          <table:table-cell table:number-columns-repeated="5"/>
        </table:table-row>
        <table:table-row table:style-name="ro1">
          <table:table-cell table:style-name="ce1" table:formula="of:=19/60" office:value-type="float" office:value="0.316666666666667" calcext:value-type="float">
            <text:p>0,316666666666667</text:p>
          </table:table-cell>
          <table:table-cell table:number-columns-repeated="8"/>
        </table:table-row>
        <table:table-row table:style-name="ro1">
          <table:table-cell table:formula="of:=29/60" office:value-type="float" office:value="0.483333333333333" calcext:value-type="float">
            <text:p>0,483333333333333</text:p>
          </table:table-cell>
          <table:table-cell table:number-columns-repeated="8"/>
        </table:table-row>
        <table:table-row table:style-name="ro1">
          <table:table-cell/>
          <table:table-cell table:formula="of:=1/50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/>
          <table:table-cell table:formula="of:=5/50" office:value-type="float" office:value="0.1" calcext:value-type="float">
            <text:p>0,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12:04:50.670434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21:50:03.303657583</meta:creation-date>
    <dc:date>2017-09-22T12:54:56.888014872</dc:date>
    <meta:editing-duration>PT1H41M31S</meta:editing-duration>
    <meta:editing-cycles>4</meta:editing-cycles>
    <meta:generator>LibreOffice/5.4.0.3$Linux_X86_64 LibreOffice_project/40m0$Build-3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end" svg:x="13.754cm" svg:y="4.008cm" style:legend-expansion="high" chart:style-name="ch2"/>
        <chart:plot-area chart:style-name="ch3" table:cell-range-address="Sheet1.A2:Sheet1.A9 Sheet1.H1:Sheet1.H9" chart:data-source-has-labels="row" svg:x="0.319cm" svg:y="0.18cm" svg:width="13.116cm" svg:height="8.646cm">
          <chartooo:coordinate-region svg:x="1.417cm" svg:y="0.353cm" svg:width="11.831cm" svg:height="7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Sheet1.A2:Sheet1.A9"/>
            <chart:data-point chart:repeated="8"/>
          </chart:series>
          <chart:series chart:style-name="ch7" chart:values-cell-range-address="Sheet1.H2:Sheet1.H9" chart:label-cell-address="Sheet1.H1:Sheet1.H1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р_ист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9</svg:desc>
                </draw:g>
              </table:table-cell>
              <table:table-cell office:value-type="float" office:value="0.0139613053379546">
                <text:p>0.0139613053379546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68940839537616">
                <text:p>0.0268940839537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564821904644919">
                <text:p>0.00564821904644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48070362228127">
                <text:p>0.0148070362228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564821904644919">
                <text:p>0.00564821904644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646714392770218">
                <text:p>0.00646714392770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148070362228127">
                <text:p>0.0148070362228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0797495153298598">
                <text:p>0.000797495153298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